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GB" officeooo:rsid="0015d152" officeooo:paragraph-rsid="0015d152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en" fo:country="GB" officeooo:rsid="0015d152" officeooo:paragraph-rsid="0015d152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GB" officeooo:rsid="0015d152" officeooo:paragraph-rsid="0015d15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GB" officeooo:rsid="0016cd72" officeooo:paragraph-rsid="0016cd72" style:font-size-asian="10.5pt" style:font-size-complex="12pt"/>
    </style:style>
    <style:style style:name="P5" style:family="paragraph" style:parent-style-name="Standard">
      <style:text-properties fo:language="en" fo:country="GB" officeooo:rsid="0015d152" officeooo:paragraph-rsid="0015d1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LYSNAKE</text:p>
      <text:p text:style-name="P5">RAPPORTS</text:p>
      <text:p text:style-name="P5">Soufiani<text:line-break/>Younoussse</text:p>
      <text:p text:style-name="P5"/>
      <text:p text:style-name="P1">Séance 1</text:p>
      <text:p text:style-name="P2"/>
      <text:p text:style-name="P3">I schematizes some simple situation to visualize how the program will work.</text:p>
      <text:p text:style-name="P3">Situation 1(left turn):</text:p>
      <text:p text:style-name="P3"/>
      <text:p text:style-name="P3"/>
      <text:p text:style-name="P4">study of the servomotor and the Arduino library needed to use it.<text:line-break/>The servomotors should not be controlled by them angle to avoid abrupt move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4T09:00:52.019000000</meta:creation-date>
    <dc:date>2022-10-14T09:51:35.024000000</dc:date>
    <meta:editing-duration>PT10M22S</meta:editing-duration>
    <meta:editing-cycles>1</meta:editing-cycles>
    <meta:document-statistic meta:table-count="0" meta:image-count="0" meta:object-count="0" meta:page-count="1" meta:paragraph-count="7" meta:word-count="46" meta:character-count="288" meta:non-whitespace-character-count="249"/>
    <meta:generator>LibreOffice/6.4.5.2$Windows_X86_64 LibreOffice_project/a726b36747cf2001e06b58ad5db1aa3a9a1872d6</meta:generator>
  </office:meta>
</office:document-meta>
</file>